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Liberation Serif" officeooo:rsid="0008bc77" officeooo:paragraph-rsid="0008bc77"/>
    </style:style>
    <style:style style:name="P2" style:family="paragraph" style:parent-style-name="Standard">
      <style:paragraph-properties fo:line-height="200%" fo:text-align="start" style:justify-single-word="false"/>
      <style:text-properties style:font-name="Liberation Serif" officeooo:rsid="0008bc77" officeooo:paragraph-rsid="0008bc77"/>
    </style:style>
    <style:style style:name="P3" style:family="paragraph" style:parent-style-name="Standard">
      <style:paragraph-properties fo:line-height="200%" fo:text-align="start" style:justify-single-word="false"/>
      <style:text-properties style:font-name="Liberation Serif" fo:font-weight="bold" officeooo:rsid="000e2c7a" officeooo:paragraph-rsid="000e2c7a" style:font-weight-asian="bold" style:font-weight-complex="bold"/>
    </style:style>
    <style:style style:name="P4" style:family="paragraph" style:parent-style-name="Standard">
      <style:paragraph-properties fo:line-height="200%" fo:text-align="start" style:justify-single-word="false"/>
      <style:text-properties style:font-name="Liberation Serif" fo:font-weight="bold" officeooo:rsid="000f772c" officeooo:paragraph-rsid="000f772c" style:font-weight-asian="bold" style:font-weight-complex="bold"/>
    </style:style>
    <style:style style:name="T1" style:family="text">
      <style:text-properties officeooo:rsid="0009fbfa"/>
    </style:style>
    <style:style style:name="T2" style:family="text">
      <style:text-properties officeooo:rsid="000ad2a1"/>
    </style:style>
    <style:style style:name="T3" style:family="text">
      <style:text-properties fo:font-weight="normal" style:font-weight-asian="normal" style:font-weight-complex="normal"/>
    </style:style>
    <style:style style:name="T4" style:family="text">
      <style:text-properties fo:font-weight="normal" officeooo:rsid="000f772c" style:font-weight-asian="normal" style:font-weight-complex="normal"/>
    </style:style>
    <style:style style:name="T5" style:family="text">
      <style:text-properties fo:font-weight="normal" officeooo:rsid="0010301a" style:font-weight-asian="normal" style:font-weight-complex="normal"/>
    </style:style>
    <style:style style:name="T6" style:family="text">
      <style:text-properties fo:font-weight="normal" officeooo:rsid="00118075" style:font-weight-asian="normal" style:font-weight-complex="normal"/>
    </style:style>
    <style:style style:name="T7" style:family="text">
      <style:text-properties fo:font-weight="normal" officeooo:rsid="0012963f" style:font-weight-asian="normal" style:font-weight-complex="normal"/>
    </style:style>
    <style:style style:name="T8" style:family="text">
      <style:text-properties officeooo:rsid="000f772c"/>
    </style:style>
    <style:style style:name="T9" style:family="text">
      <style:text-properties officeooo:rsid="001030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roject Title : Architect</text:p>
      <text:p text:style-name="P1"><text:s/>Student Name: Zachary Hightower</text:p>
      <text:p text:style-name="P1"><text:s/>Student Email : <text:a xlink:type="simple" xlink:href="mailto:zphighto@go.olemiss.edu" text:style-name="Internet_20_link" text:visited-style-name="Visited_20_Internet_20_Link">zphighto@go.olemiss.edu</text:a></text:p>
      <text:p text:style-name="P1"><text:s/>Sponsor : Jeff Lucas</text:p>
      <text:p text:style-name="P1">Sponsor Email : <text:a xlink:type="simple" xlink:href="mailto:jhlucas1@olemiss.edu" text:style-name="Internet_20_link" text:visited-style-name="Visited_20_Internet_20_Link">jhlucas1@olemiss.edu</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Project Overivew</text:p>
      <text:p text:style-name="P3"><text:tab/><text:span text:style-name="T3">I want to develop a tool to help authors better visualize and develop the narratives they piece together. This stems partly from a love for the fantasy maps that could be found in old adventure novels, and partly from my experience being the game master for table top role-playing games. Architect is a way to create an interactive and informative map from the user’s input that can scale from a single town to an entire world. </text:span><text:span text:style-name="T4">I expect it to be primarily used by authors </text:span><text:span text:style-name="T5">and video game developers</text:span><text:span text:style-name="T4">. </text:span><text:span text:style-name="T5">The expected user base should also include historians. </text:span></text:p>
      <text:p text:style-name="P4">User requirements</text:p>
      <text:p text:style-name="P4"><text:tab/><text:span text:style-name="T6">Architect is expected to have two different types of users, the system administrator and the builder. The system administrator is expected to handle updating the system and ensuring smooth user experience. Builders are the main users of the system. As such, the system will do its best to cater to the needs of the builders. These are our authors, tabletop enthusiasts, and historians. Their use of Architect can be defined as viewing their builds and contributing to their builds. </text:span></text:p>
      <text:p text:style-name="P4"><text:span text:style-name="T6"><text:tab/></text:span><text:span text:style-name="T7">As an admin I want to ensure the protection and security of the database so that no unauthorized user can access it.</text:span></text:p>
      <text:p text:style-name="P4"><text:span text:style-name="T7"><text:tab/>As an admin I want to gather user feedback so that I can better support the project in the long term. </text:span></text:p>
      <text:p text:style-name="P4"><text:span text:style-name="T7"><text:tab/>As a builder I want to create a map so that I can visually organize and structure my ideas.</text:span></text:p>
      <text:p text:style-name="P4"><text:span text:style-name="T7"><text:tab/>As a builder I want to input entries so that I can keep track of more granular details about a location in my world.</text:span></text:p>
      <text:p text:style-name="P4"><text:span text:style-name="T7"><text:tab/>As a builder I want to format entries so that they are pleasant to read.</text:span></text:p>
      <text:p text:style-name="P4"><text:span text:style-name="T7"><text:tab/>As a builder I want to organize my locations and entries into groups so that they are easily identifiable. </text:span></text:p>
      <text:p text:style-name="P4"><text:span text:style-name="T7"><text:tab/>As a builder I want to search entries and locations so that I can easily go to a specific one.</text:span></text:p>
      <text:p text:style-name="P4"><text:soft-page-break/><text:span text:style-name="T7"><text:tab/>As a builder I want to customize the appearance of locations so that my world is unique and inspiring.</text:span></text:p>
      <text:p text:style-name="P4"><text:span text:style-name="T7"><text:tab/></text:span></text:p>
      <text:p text:style-name="P4"><text:span text:style-name="T6"><text:tab/></text:span></text:p>
      <text:p text:style-name="P2"><text:tab/>The <text:span text:style-name="T8">minimum viable product is </text:span>a system where users can creat<text:span text:style-name="T8">e a map </text:span><text:span text:style-name="T9">of </text:span><text:span text:style-name="T8">connected locations</text:span>. <text:span text:style-name="T8">Locations can be organized into groups. Entries can be </text:span><text:span text:style-name="T9">placed in </text:span><text:span text:style-name="T8">a location </text:span><text:span text:style-name="T9">and may also be organized by the user</text:span><text:span text:style-name="T8">. Entries are able to accept user input text and will provide basic formatting options. Users will be able to customize the appearance of their locations and </text:span><text:span text:style-name="T9">entry icons. A suite of icons will be provided, with users having the ability to upload their own images as well. </text:span></text:p>
      <text:p text:style-name="P2"><text:tab/><text:span text:style-name="T1">During the course of the project, I will need to challenge myself to make a more fully realizes project than I have before. This is something that, in theory, should be rolled out as a professional product. That means more rigorous testing and more challenges in usability. I can’t assume that the users have any knowledge of computer science and that they may need subtle guidance to use the application. </text:span></text:p>
      <text:p text:style-name="P2"><text:tab/><text:span text:style-name="T1">The target users are table top roleplaying game enthusiasts, authors of fiction and non-fiction, video game enthusiasts, and video game developers. </text:span></text:p>
      <text:p text:style-name="P2"><text:tab/><text:span text:style-name="T1">Completing the application means I need to build a system for holding and organizing the world built by the user. I need to provide the ability to make multiple different worlds </text:span><text:span text:style-name="T2">for each user</text:span><text:span text:style-name="T1">. Users need to be organized so that no unauthorized user has access to another user’s content. </text:span><text:span text:style-name="T2">Initial use of the system or initial creation of a world should have tooltips that help a user get started and understand how to use all the tools available to them. Uploading custom icons should auto-refresh so that they display as soon as they are in the application’s system. I would also like to implement a basic light and dark mode. </text:span></text:p>
      <text:p text:style-name="P2"><text:tab/><text:span text:style-name="T2">Creation of the basic system should take roughly two weeks. Following that would be testing as a developer on my end and offering it for some user testing. That, and bug fixes, should take another </text:span><text:soft-page-break/><text:span text:style-name="T2">week. The following week would focus on user login experience and the creation of explanatory tooltips. Next week would be implementing custom icons for locations and characters and integrating that to the application. The following week will be creating the light and dark mode, and working on any aspects that I, the users, or the sponsor have noticed lack development. The remaining time will be spent carefully testing and refining the features that have already been implemented and ensuring that the application meets or exceeds expecta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12:07:31.329999999</meta:creation-date>
    <dc:date>2024-09-25T22:34:45.274157518</dc:date>
    <meta:editing-duration>PT32M24S</meta:editing-duration>
    <meta:editing-cycles>2</meta:editing-cycles>
    <meta:generator>LibreOffice/7.3.7.2$Linux_X86_64 LibreOffice_project/30$Build-2</meta:generator>
    <meta:document-statistic meta:table-count="0" meta:image-count="0" meta:object-count="0" meta:page-count="4" meta:paragraph-count="24" meta:word-count="766" meta:character-count="4444" meta:non-whitespace-character-count="3670"/>
  </office:meta>
</office:document-meta>
</file>